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none" style:font-size-asian="16pt" style:font-size-complex="16pt"/>
    </style:style>
    <style:style style:name="P3" style:family="paragraph" style:parent-style-name="Standard">
      <style:text-properties fo:font-size="14pt" style:text-underline-style="none" style:font-size-asian="14pt" style:font-size-complex="14pt"/>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text-properties fo:font-size="14pt" style:text-underline-style="none" fo:font-weight="bold"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text-properties fo:font-size="20pt" style:text-underline-style="none" fo:font-weight="normal" style:font-size-asian="20pt" style:font-weight-asian="normal" style:font-size-complex="20pt" style:font-weight-complex="normal"/>
    </style:style>
    <style:style style:name="P10" style:family="paragraph" style:parent-style-name="Standard">
      <style:text-properties fo:font-size="11pt" style:text-underline-style="none" fo:font-weight="normal" style:font-size-asian="11pt" style:font-weight-asian="normal" style:font-size-complex="11pt" style:font-weight-complex="normal"/>
    </style:style>
    <style:style style:name="P11" style:family="paragraph" style:parent-style-name="Standard">
      <style:text-properties fo:font-size="13pt" style:text-underline-style="none" style:font-size-asian="13pt" style:font-size-complex="13pt"/>
    </style:style>
    <style:style style:name="P12" style:family="paragraph" style:parent-style-name="Standard">
      <style:text-properties fo:font-size="13pt" style:text-underline-style="none" fo:font-weight="normal" style:font-size-asian="13pt" style:font-weight-asian="normal" style:font-size-complex="13pt" style:font-weight-complex="normal"/>
    </style:style>
    <style:style style:name="P13" style:family="paragraph" style:parent-style-name="Standard">
      <style:text-properties fo:font-size="13pt" fo:font-weight="normal" style:font-size-asian="13pt" style:font-weight-asian="normal" style:font-size-complex="13pt" style:font-weight-complex="normal"/>
    </style:style>
    <style:style style:name="P14" style:family="paragraph" style:parent-style-name="Header" style:master-page-name="Standard">
      <style:paragraph-properties style:page-number="auto"/>
    </style:style>
    <style:style style:name="T1" style:family="text">
      <style:text-properties fo:font-size="20pt" style:font-size-asian="20pt" style:font-size-complex="20pt"/>
    </style:style>
    <style:style style:name="T2" style:family="text">
      <style:text-properties fo:font-size="20pt" style:text-underline-style="none" style:font-size-asian="20pt" style:font-size-complex="20pt"/>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2pt"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weight="normal" style:font-weight-asian="normal" style:font-weight-complex="normal"/>
    </style:style>
    <style:style style:name="T16" style:family="text">
      <style:text-properties fo:font-size="13pt" style:font-size-asian="13pt"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Dustin McGuire <text:tab/> <text:s text:c="23"/></text:span><text:span text:style-name="T11"><text:s text:c="24"/></text:span><text:span text:style-name="T14">Email:</text:span><text:a xlink:type="simple" xlink:href="mailto:dustin.mcguire88@gmail.com" text:style-name="Internet_20_link" text:visited-style-name="Visited_20_Internet_20_Link"><text:span text:style-name="T14">dustin.mcguire88@gmail.com</text:span></text:a></text:p>
      <text:p text:style-name="Standard"><text:span text:style-name="T14"/></text:p>
      <text:p text:style-name="Standard"><text:span text:style-name="T4">Summary</text:span></text:p>
      <text:p text:style-name="P2"/>
      <text:p text:style-name="P11">Highly personable customer service professional with experience in account management, point of sale systems and problem resolution utilizing leadership, accountability and customer service. Currently seeking a role as a Junior Web Developer.</text:p>
      <text:p text:style-name="P3"/>
      <text:p text:style-name="Standard"><text:span text:style-name="T4">Experience</text:span><text:span text:style-name="T2"> </text:span></text:p>
      <text:p text:style-name="P6"/>
      <text:p text:style-name="Standard"><text:span text:style-name="T6">Assistant Manager</text:span><text:span text:style-name="T5"><text:tab/><text:tab/><text:tab/><text:tab/><text:tab/><text:tab/>December 2015-April 2020</text:span></text:p>
      <text:p text:style-name="P8">Magic Vapor Shop</text:p>
      <text:p text:style-name="P11">Assisted hundreds of customers daily in selecting devices and eliquid best suited for their needs to quit smoking. Maintained three inventories totaling twelve thousand individual SKUs and developed procedures/check lists to reduce shop cost and overhead. Assisted in the scheduling and hiring of employees while insuring positive work place moral and cohesion. </text:p>
      <text:p text:style-name="P3"/>
      <text:p text:style-name="P3"/>
      <text:p text:style-name="Standard"><text:span text:style-name="T6">Ground Electronics Communication Technician </text:span><text:span text:style-name="T7"><text:tab/>August 2009-September 2014</text:span></text:p>
      <text:p text:style-name="P8">United States Marine Corps</text:p>
      <text:p text:style-name="P4"><text:span text:style-name="T16">Trained to install, diagnose, modify, and perform field level maintenance on ground common transmission systems. Maintained high level of operational capability by providing companies with proper training, equipment and troubleshooting techniques.</text:span> </text:p>
      <text:p text:style-name="P4"/>
      <text:p text:style-name="P4"/>
      <text:p text:style-name="P1"><text:span text:style-name="T3">Education</text:span></text:p>
      <text:p text:style-name="P1"><text:span text:style-name="T3"/></text:p>
      <text:p text:style-name="P5">BC Skills<text:tab/><text:tab/><text:tab/><text:tab/><text:tab/><text:tab/><text:tab/><text:tab/> <text:s text:c="8"/><text:span text:style-name="T15">January 2021-May 2021</text:span></text:p>
      <text:p text:style-name="P8">Web Developer</text:p>
      <text:p text:style-name="P7">Proficient in HTML5, CSS3, SASS, BootStrap, JavaScript, Chrome Dev Tools, React, Git, Terminal, Axios, Node.js, and Express</text:p>
      <text:p text:style-name="Standard"><text:span text:style-name="T6"/></text:p>
      <text:p text:style-name="Standard"><text:span text:style-name="T6">Somerset Community College</text:span><text:span text:style-name="T7"><text:tab/><text:tab/><text:tab/><text:tab/><text:tab/><text:tab/>2015-2016</text:span></text:p>
      <text:p text:style-name="P8">Automotive Mechanics</text:p>
      <text:p text:style-name="P12">Learned basic functions of vehicles electrical systems, engine repair and how to perform preventive maintenance. </text:p>
      <text:p text:style-name="P4"/>
      <text:p text:style-name="P4"><text:s/></text:p>
      <text:p text:style-name="Standard"><text:span text:style-name="T8">Ground Communications Organizational Repair <text:tab/><text:tab/><text:tab/></text:span><text:span text:style-name="T9">2009-2010</text:span></text:p>
      <text:p text:style-name="P8">Marine Corps Communication-Electronics School</text:p>
      <text:p text:style-name="P13">Learned electrical theory, micro soldering, operation and repair of common communication systems utilized throughout the United States Marine Cor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top="1.4953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stin McGuire</meta:initial-creator>
    <meta:creation-date>2019-09-14T00:20:15</meta:creation-date>
    <dc:creator>Dustin McGuire</dc:creator>
    <dc:date>2021-02-26T15:38:44.76</dc:date>
    <meta:editing-cycles>3</meta:editing-cycles>
    <meta:editing-duration>PT18M44S</meta:editing-duration>
    <meta:generator>OpenOffice/4.1.6$Win32 OpenOffice.org_project/416m1$Build-9790</meta:generator>
    <meta:document-statistic meta:table-count="0" meta:image-count="0" meta:object-count="0" meta:page-count="1" meta:paragraph-count="21" meta:word-count="213" meta:character-count="1742"/>
  </office:meta>
</office:document-meta>
</file>